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87mm"/>
    </style:style>
    <style:style style:name="co3" style:family="table-column">
      <style:table-column-properties fo:break-before="auto" style:column-width="169.39mm"/>
    </style:style>
    <style:style style:name="co4" style:family="table-column">
      <style:table-column-properties fo:break-before="auto" style:column-width="219.48mm"/>
    </style:style>
    <style:style style:name="ro1" style:family="table-row">
      <style:table-row-properties style:row-height="10.05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108.2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0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T1" style:family="text">
      <style:text-properties fo:color="#0066cc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Liberation Sans" style:font-style-complex="normal" style:font-style-asian="normal" style:font-weight-complex="bold" style:font-weight-asian="bold" style:font-size-complex="11pt" style:font-size-asian="11pt" style:font-name-complex="Liberation Sans" fo:color="#0066cc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3" style:family="text">
      <style:text-properties style:font-name="Liberation Sans" style:font-style-complex="normal" style:font-style-asian="normal" style:font-size-complex="11pt" style:font-size-asian="11pt" style:font-name-complex="Liberation Sans" fo:color="#0066cc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4"/>
        <table:table-row table:style-name="ro1">
          <table:table-cell table:style-name="ce1" office:value-type="string" calcext:value-type="string">
            <text:p>Concepts</text:p>
          </table:table-cell>
          <table:table-cell table:style-name="ce1" office:value-type="string" calcext:value-type="string">
            <text:p>Usage in Project</text:p>
          </table:table-cell>
          <table:table-cell table:style-name="ce1" office:value-type="string" calcext:value-type="string">
            <text:p>Study Points</text:p>
          </table:table-cell>
          <table:table-cell table:style-name="ce1" office:value-type="string" calcext:value-type="string">
            <text:p>Exercise day</text:p>
          </table:table-cell>
          <table:table-cell table:style-name="ce1"/>
        </table:table-row>
        <table:table-row table:style-name="ro2">
          <table:table-cell office:value-type="string" calcext:value-type="string">
            <text:p>pointers</text:p>
          </table:table-cell>
          <table:table-cell/>
          <table:table-cell office:value-type="string" calcext:value-type="string">
            <text:p>allocation and dealloction. What all things to be taken care while handling pointers . Dangling pointers What all run time errors would rise if pointers not handled carefully</text:p>
          </table:table-cell>
          <table:table-cell/>
          <table:table-cell table:style-name="ce3" office:value-type="string" calcext:value-type="string" table:number-columns-spanned="1" table:number-rows-spanned="4">
            <text:p>http://www.cplusplus.com/doc/tutorial/pointers/</text:p>
            <text:p>https://en.cppreference.com/book/pointers</text:p>
            <text:p>https://en.cppreference.com/w/cpp/language/pointer</text:p>
            <text:p>https://en.cppreference.com/book/intro/reference</text:p>
            <text:p>https://en.cppreference.com/w/cpp/language/reference</text:p>
            <text:p>https://en.cppreference.com/w/cpp/language/reference_initialization#Lifetime_of_a_temporary</text:p>
            <text:p>https://www.geeksforgeeks.org/pointers-in-c-and-c-set-1-introduction-arithmetic-and-array/</text:p>
            <text:p>https://www.geeksforgeeks.org/references-in-c/</text:p>
            <text:p>https://www.geeksforgeeks.org/pointers-vs-references-cpp/</text:p>
            <text:p>https://www.geeksforgeeks.org/passing-by-pointer-vs-passing-by-reference-in-c/</text:p>
            <text:p>https://www.geeksforgeeks.org/passing-reference-to-a-pointer-in-c/</text:p>
            <text:p>Exercises:-</text:p>
            <text:p>1. Write versions of the library functions strncpy, strncat and strncmp, which operate on at most the first n characters of their argument strings. For example, strncpy(s,t,n) copies at most n characters of t to s.</text:p>
            <text:p>2. Ask to the user to enter the number to find the factorial of the number and display the factorial result of the number.</text:p>
            <text:p>Note: use pass by pointer and pass by reference.</text:p>
            <text:p><text:span text:style-name="T1">3. Use InsertDataIn2DArray function which accept NxN Alphanumeric data from user. Use Sort2DArray function to sort 2D array in ascending oeder.</text:span></text:p>
            <text:p><text:span text:style-name="T2">Note:</text:span><text:span text:style-name="T3"> use pass by pointer and dynamic memory allocation. Use pass by reference and fixed size of 2D array.</text:span></text:p>
            <text:p/>
            <text:p/>
          </table:table-cell>
        </table:table-row>
        <table:table-row table:style-name="ro3">
          <table:table-cell office:value-type="string" calcext:value-type="string">
            <text:p>char pointers</text:p>
          </table:table-cell>
          <table:table-cell table:number-columns-repeated="3"/>
          <table:covered-table-cell/>
        </table:table-row>
        <table:table-row table:style-name="ro2">
          <table:table-cell office:value-type="string" calcext:value-type="string">
            <text:p>memory references</text:p>
          </table:table-cell>
          <table:table-cell/>
          <table:table-cell office:value-type="string" calcext:value-type="string">
            <text:p>memory mapping</text:p>
          </table:table-cell>
          <table:table-cell/>
          <table:covered-table-cell/>
        </table:table-row>
        <table:table-row table:style-name="ro4">
          <table:table-cell table:number-columns-repeated="4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₹ </number:text>
      <number:number number:decimal-places="0" loext:min-decimal-places="0" number:min-integer-digits="1" number:grouping="true"/>
    </number:number-style>
    <number:number-style style:name="N112">
      <number:text>₹ 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₹ 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₹ 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₹ </number:text>
      <number:number number:decimal-places="2" loext:min-decimal-places="2" number:min-integer-digits="1" number:grouping="true"/>
    </number:number-style>
    <number:number-style style:name="N115">
      <number:text>₹ 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₹ 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₹ 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₹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₹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₹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₹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₹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₹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1:35:22.457140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2:16:47.133000000</meta:creation-date>
    <dc:date>2020-02-10T18:25:31.204770364</dc:date>
    <meta:editing-duration>PT11H23M20S</meta:editing-duration>
    <meta:editing-cycles>3</meta:editing-cycles>
    <meta:generator>LibreOffice/6.0.7.3$Linux_X86_64 LibreOffice_project/00m0$Build-3</meta:generator>
    <meta:document-statistic meta:table-count="1" meta:cell-count="10" meta:object-count="0"/>
  </office:meta>
</office:document-meta>
</file>